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6.836cm" svg:y="9.608cm">
            <draw:object draw:notify-on-update-of-ranges="Sheet1.D1:Sheet1.D1 Sheet1.D2:Sheet1.D18 Sheet1.E1:Sheet1.E1 Sheet1.E2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6.763cm" svg:y="0cm">
            <draw:object draw:notify-on-update-of-ranges="Sheet1.D1:Sheet1.D1 Sheet1.D2:Sheet1.D18 Sheet1.F1:Sheet1.F1 Sheet1.F2:Sheet1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Anfangsgeschwindigkeit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ds</text:p>
          </table:table-cell>
        </table:table-row>
        <table:table-row table:style-name="ro1">
          <table:table-cell table:style-name="ce2" office:value-type="string" calcext:value-type="string">
            <text:p>Anfangshöhe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[.B1]" office:value-type="float" office:value="5" calcext:value-type="float">
            <text:p>5</text:p>
          </table:table-cell>
          <table:table-cell table:formula="of:=[.B2]" office:value-type="float" office:value="1.5" calcext:value-type="float">
            <text:p>1,5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2]*[.$B$4]" office:value-type="float" office:value="0.5" calcext:value-type="float">
            <text:p>0,5</text:p>
          </table:table-cell>
        </table:table-row>
        <table:table-row table:style-name="ro1">
          <table:table-cell table:style-name="ce2" office:value-type="string" calcext:value-type="string">
            <text:p>Fallbeschleunigung</text:p>
          </table:table-cell>
          <table:table-cell office:value-type="float" office:value="-9.81" calcext:value-type="float">
            <text:p>-9,81</text:p>
          </table:table-cell>
          <table:table-cell/>
          <table:table-cell table:formula="of:=[.D2]+[.$B$4]" office:value-type="float" office:value="0.1" calcext:value-type="float">
            <text:p>0,1</text:p>
          </table:table-cell>
          <table:table-cell table:formula="of:=[.E2]+[.G2]" office:value-type="float" office:value="4.019" calcext:value-type="float">
            <text:p>4,019</text:p>
          </table:table-cell>
          <table:table-cell table:formula="of:=[.F2]+[.H3]" office:value-type="float" office:value="1.9019" calcext:value-type="float">
            <text:p>1,9019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3]*[.$B$4]" office:value-type="float" office:value="0.4019" calcext:value-type="float">
            <text:p>0,4019</text:p>
          </table:table-cell>
        </table:table-row>
        <table:table-row table:style-name="ro1">
          <table:table-cell table:style-name="ce2" office:value-type="string" calcext:value-type="string">
            <text:p>Schrittweite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D3]+[.$B$4]" office:value-type="float" office:value="0.2" calcext:value-type="float">
            <text:p>0,2</text:p>
          </table:table-cell>
          <table:table-cell table:formula="of:=[.E3]+[.G3]" office:value-type="float" office:value="3.038" calcext:value-type="float">
            <text:p>3,038</text:p>
          </table:table-cell>
          <table:table-cell table:formula="of:=[.F3]+[.H4]" office:value-type="float" office:value="2.2057" calcext:value-type="float">
            <text:p>2,2057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4]*[.$B$4]" office:value-type="float" office:value="0.3038" calcext:value-type="float">
            <text:p>0,3038</text:p>
          </table:table-cell>
        </table:table-row>
        <table:table-row table:style-name="ro1">
          <table:table-cell table:number-columns-repeated="3"/>
          <table:table-cell table:formula="of:=[.D4]+[.$B$4]" office:value-type="float" office:value="0.3" calcext:value-type="float">
            <text:p>0,3</text:p>
          </table:table-cell>
          <table:table-cell table:formula="of:=[.E4]+[.G4]" office:value-type="float" office:value="2.057" calcext:value-type="float">
            <text:p>2,057</text:p>
          </table:table-cell>
          <table:table-cell table:formula="of:=[.F4]+[.H5]" office:value-type="float" office:value="2.4114" calcext:value-type="float">
            <text:p>2,4114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5]*[.$B$4]" office:value-type="float" office:value="0.2057" calcext:value-type="float">
            <text:p>0,2057</text:p>
          </table:table-cell>
        </table:table-row>
        <table:table-row table:style-name="ro1">
          <table:table-cell table:number-columns-repeated="3"/>
          <table:table-cell table:formula="of:=[.D5]+[.$B$4]" office:value-type="float" office:value="0.4" calcext:value-type="float">
            <text:p>0,4</text:p>
          </table:table-cell>
          <table:table-cell table:formula="of:=[.E5]+[.G5]" office:value-type="float" office:value="1.076" calcext:value-type="float">
            <text:p>1,076</text:p>
          </table:table-cell>
          <table:table-cell table:formula="of:=[.F5]+[.H6]" office:value-type="float" office:value="2.519" calcext:value-type="float">
            <text:p>2,519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6]*[.$B$4]" office:value-type="float" office:value="0.1076" calcext:value-type="float">
            <text:p>0,1076</text:p>
          </table:table-cell>
        </table:table-row>
        <table:table-row table:style-name="ro1">
          <table:table-cell table:number-columns-repeated="3"/>
          <table:table-cell table:formula="of:=[.D6]+[.$B$4]" office:value-type="float" office:value="0.5" calcext:value-type="float">
            <text:p>0,5</text:p>
          </table:table-cell>
          <table:table-cell table:formula="of:=[.E6]+[.G6]" office:value-type="float" office:value="0.0950000000000002" calcext:value-type="float">
            <text:p>0,0950000000000002</text:p>
          </table:table-cell>
          <table:table-cell table:formula="of:=[.F6]+[.H7]" office:value-type="float" office:value="2.5285" calcext:value-type="float">
            <text:p>2,5285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7]*[.$B$4]" office:value-type="float" office:value="0.00950000000000002" calcext:value-type="float">
            <text:p>0,00950000000000002</text:p>
          </table:table-cell>
        </table:table-row>
        <table:table-row table:style-name="ro1">
          <table:table-cell table:number-columns-repeated="3"/>
          <table:table-cell table:formula="of:=[.D7]+[.$B$4]" office:value-type="float" office:value="0.6" calcext:value-type="float">
            <text:p>0,6</text:p>
          </table:table-cell>
          <table:table-cell table:formula="of:=[.E7]+[.G7]" office:value-type="float" office:value="-0.886" calcext:value-type="float">
            <text:p>-0,886</text:p>
          </table:table-cell>
          <table:table-cell table:formula="of:=[.F7]+[.H8]" office:value-type="float" office:value="2.4399" calcext:value-type="float">
            <text:p>2,4399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8]*[.$B$4]" office:value-type="float" office:value="-0.0886" calcext:value-type="float">
            <text:p>-0,0886</text:p>
          </table:table-cell>
        </table:table-row>
        <table:table-row table:style-name="ro1">
          <table:table-cell table:number-columns-repeated="3"/>
          <table:table-cell table:formula="of:=[.D8]+[.$B$4]" office:value-type="float" office:value="0.7" calcext:value-type="float">
            <text:p>0,7</text:p>
          </table:table-cell>
          <table:table-cell table:formula="of:=[.E8]+[.G8]" office:value-type="float" office:value="-1.867" calcext:value-type="float">
            <text:p>-1,867</text:p>
          </table:table-cell>
          <table:table-cell table:formula="of:=[.F8]+[.H9]" office:value-type="float" office:value="2.2532" calcext:value-type="float">
            <text:p>2,2532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9]*[.$B$4]" office:value-type="float" office:value="-0.1867" calcext:value-type="float">
            <text:p>-0,1867</text:p>
          </table:table-cell>
        </table:table-row>
        <table:table-row table:style-name="ro1">
          <table:table-cell table:number-columns-repeated="3"/>
          <table:table-cell table:formula="of:=[.D9]+[.$B$4]" office:value-type="float" office:value="0.8" calcext:value-type="float">
            <text:p>0,8</text:p>
          </table:table-cell>
          <table:table-cell table:formula="of:=[.E9]+[.G9]" office:value-type="float" office:value="-2.848" calcext:value-type="float">
            <text:p>-2,848</text:p>
          </table:table-cell>
          <table:table-cell table:formula="of:=[.F9]+[.H10]" office:value-type="float" office:value="1.9684" calcext:value-type="float">
            <text:p>1,9684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0]*[.$B$4]" office:value-type="float" office:value="-0.2848" calcext:value-type="float">
            <text:p>-0,2848</text:p>
          </table:table-cell>
        </table:table-row>
        <table:table-row table:style-name="ro1">
          <table:table-cell table:number-columns-repeated="3"/>
          <table:table-cell table:formula="of:=[.D10]+[.$B$4]" office:value-type="float" office:value="0.9" calcext:value-type="float">
            <text:p>0,9</text:p>
          </table:table-cell>
          <table:table-cell table:formula="of:=[.E10]+[.G10]" office:value-type="float" office:value="-3.829" calcext:value-type="float">
            <text:p>-3,829</text:p>
          </table:table-cell>
          <table:table-cell table:formula="of:=[.F10]+[.H11]" office:value-type="float" office:value="1.5855" calcext:value-type="float">
            <text:p>1,5855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1]*[.$B$4]" office:value-type="float" office:value="-0.3829" calcext:value-type="float">
            <text:p>-0,3829</text:p>
          </table:table-cell>
        </table:table-row>
        <table:table-row table:style-name="ro1">
          <table:table-cell table:number-columns-repeated="3"/>
          <table:table-cell table:formula="of:=[.D11]+[.$B$4]" office:value-type="float" office:value="1" calcext:value-type="float">
            <text:p>1</text:p>
          </table:table-cell>
          <table:table-cell table:formula="of:=[.E11]+[.G11]" office:value-type="float" office:value="-4.81" calcext:value-type="float">
            <text:p>-4,81</text:p>
          </table:table-cell>
          <table:table-cell table:formula="of:=[.F11]+[.H12]" office:value-type="float" office:value="1.1045" calcext:value-type="float">
            <text:p>1,1045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2]*[.$B$4]" office:value-type="float" office:value="-0.481" calcext:value-type="float">
            <text:p>-0,481</text:p>
          </table:table-cell>
        </table:table-row>
        <table:table-row table:style-name="ro1">
          <table:table-cell table:number-columns-repeated="3"/>
          <table:table-cell table:formula="of:=[.D12]+[.$B$4]" office:value-type="float" office:value="1.1" calcext:value-type="float">
            <text:p>1,1</text:p>
          </table:table-cell>
          <table:table-cell table:formula="of:=[.E12]+[.G12]" office:value-type="float" office:value="-5.791" calcext:value-type="float">
            <text:p>-5,791</text:p>
          </table:table-cell>
          <table:table-cell table:formula="of:=[.F12]+[.H13]" office:value-type="float" office:value="0.525400000000001" calcext:value-type="float">
            <text:p>0,525400000000001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3]*[.$B$4]" office:value-type="float" office:value="-0.5791" calcext:value-type="float">
            <text:p>-0,5791</text:p>
          </table:table-cell>
        </table:table-row>
        <table:table-row table:style-name="ro1">
          <table:table-cell table:number-columns-repeated="3"/>
          <table:table-cell table:formula="of:=[.D13]+[.$B$4]" office:value-type="float" office:value="1.2" calcext:value-type="float">
            <text:p>1,2</text:p>
          </table:table-cell>
          <table:table-cell table:formula="of:=[.E13]+[.G13]" office:value-type="float" office:value="-6.772" calcext:value-type="float">
            <text:p>-6,772</text:p>
          </table:table-cell>
          <table:table-cell table:formula="of:=[.F13]+[.H14]" office:value-type="float" office:value="-0.151799999999999" calcext:value-type="float">
            <text:p>-0,151799999999999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4]*[.$B$4]" office:value-type="float" office:value="-0.6772" calcext:value-type="float">
            <text:p>-0,6772</text:p>
          </table:table-cell>
        </table:table-row>
        <table:table-row table:style-name="ro1">
          <table:table-cell table:number-columns-repeated="3"/>
          <table:table-cell table:formula="of:=[.D14]+[.$B$4]" office:value-type="float" office:value="1.3" calcext:value-type="float">
            <text:p>1,3</text:p>
          </table:table-cell>
          <table:table-cell table:formula="of:=[.E14]+[.G14]" office:value-type="float" office:value="-7.753" calcext:value-type="float">
            <text:p>-7,753</text:p>
          </table:table-cell>
          <table:table-cell table:formula="of:=[.F14]+[.H15]" office:value-type="float" office:value="-0.927099999999999" calcext:value-type="float">
            <text:p>-0,927099999999999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5]*[.$B$4]" office:value-type="float" office:value="-0.7753" calcext:value-type="float">
            <text:p>-0,7753</text:p>
          </table:table-cell>
        </table:table-row>
        <table:table-row table:style-name="ro1">
          <table:table-cell table:number-columns-repeated="3"/>
          <table:table-cell table:formula="of:=[.D15]+[.$B$4]" office:value-type="float" office:value="1.4" calcext:value-type="float">
            <text:p>1,4</text:p>
          </table:table-cell>
          <table:table-cell table:formula="of:=[.E15]+[.G15]" office:value-type="float" office:value="-8.734" calcext:value-type="float">
            <text:p>-8,734</text:p>
          </table:table-cell>
          <table:table-cell table:formula="of:=[.F15]+[.H16]" office:value-type="float" office:value="-1.8005" calcext:value-type="float">
            <text:p>-1,8005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6]*[.$B$4]" office:value-type="float" office:value="-0.8734" calcext:value-type="float">
            <text:p>-0,8734</text:p>
          </table:table-cell>
        </table:table-row>
        <table:table-row table:style-name="ro1">
          <table:table-cell table:number-columns-repeated="3"/>
          <table:table-cell table:formula="of:=[.D16]+[.$B$4]" office:value-type="float" office:value="1.5" calcext:value-type="float">
            <text:p>1,5</text:p>
          </table:table-cell>
          <table:table-cell table:formula="of:=[.E16]+[.G16]" office:value-type="float" office:value="-9.715" calcext:value-type="float">
            <text:p>-9,715</text:p>
          </table:table-cell>
          <table:table-cell table:formula="of:=[.F16]+[.H17]" office:value-type="float" office:value="-2.772" calcext:value-type="float">
            <text:p>-2,772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7]*[.$B$4]" office:value-type="float" office:value="-0.9715" calcext:value-type="float">
            <text:p>-0,9715</text:p>
          </table:table-cell>
        </table:table-row>
        <table:table-row table:style-name="ro1">
          <table:table-cell table:number-columns-repeated="3"/>
          <table:table-cell table:formula="of:=[.D17]+[.$B$4]" office:value-type="float" office:value="1.6" calcext:value-type="float">
            <text:p>1,6</text:p>
          </table:table-cell>
          <table:table-cell table:formula="of:=[.E17]+[.G17]" office:value-type="float" office:value="-10.696" calcext:value-type="float">
            <text:p>-10,696</text:p>
          </table:table-cell>
          <table:table-cell table:formula="of:=[.F17]+[.H18]" office:value-type="float" office:value="-3.8416" calcext:value-type="float">
            <text:p>-3,8416</text:p>
          </table:table-cell>
          <table:table-cell table:formula="of:=[.$B$3]*[.$B$4]" office:value-type="float" office:value="-0.981" calcext:value-type="float">
            <text:p>-0,981</text:p>
          </table:table-cell>
          <table:table-cell table:formula="of:=[.E18]*[.$B$4]" office:value-type="float" office:value="-1.0696" calcext:value-type="float">
            <text:p>-1,0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9:21:31.996734008</meta:creation-date>
    <dc:date>2023-01-23T08:51:16.257506734</dc:date>
    <meta:editing-duration>PT2H41M59S</meta:editing-duration>
    <meta:editing-cycles>3</meta:editing-cycles>
    <meta:generator>LibreOffice/7.4.2.3$Linux_X86_64 LibreOffice_project/40$Build-3</meta:generator>
    <meta:document-statistic meta:table-count="1" meta:cell-count="9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4.201cm" style:legend-expansion="high" chart:style-name="ch2"/>
        <chart:plot-area chart:style-name="ch3" table:cell-range-address="Sheet1.D1:Sheet1.E18" chart:data-source-has-labels="both" svg:x="0.374cm" svg:y="0.232cm" svg:width="13.83cm" svg:height="8.639cm">
          <chart:coordinate-region svg:x="1.101cm" svg:y="0.431cm" svg:width="12.863cm" svg:height="8.241cm"/>
          <chart:axis chart:dimension="x" chart:name="primary-x" chart:style-name="ch4" chartooo:axis-type="auto">
            <chartooo:date-scale/>
            <chart:categories table:cell-range-address="Sheet1.D2:Sheet1.D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8" chart:label-cell-address="Sheet1.E1:Sheet1.E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18</svg:desc>
                </draw:g>
              </table:table-cell>
              <table:table-cell office:value-type="float" office:value="5">
                <text:p>5</text:p>
                <draw:g>
                  <svg:desc>Sheet1.E2:Sheet1.E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019">
                <text:p>4.0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057">
                <text:p>2.05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950000000000002">
                <text:p>0.095000000000000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886">
                <text:p>-0.8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1.867">
                <text:p>-1.8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2.848">
                <text:p>-2.8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3.829">
                <text:p>-3.82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5.791">
                <text:p>-5.7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6.772">
                <text:p>-6.77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7.753">
                <text:p>-7.75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8.734">
                <text:p>-8.73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715">
                <text:p>-9.71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10.696">
                <text:p>-10.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4.204cm" style:legend-expansion="high" chart:style-name="ch2"/>
        <chart:plot-area chart:style-name="ch3" table:cell-range-address="Sheet1.D1:Sheet1.D18 Sheet1.F1:Sheet1.F18" chart:data-source-has-labels="both" svg:x="0.319cm" svg:y="0.18cm" svg:width="13.831cm" svg:height="8.646cm">
          <chart:coordinate-region svg:x="0.861cm" svg:y="0.379cm" svg:width="13.049cm" svg:height="8.248cm"/>
          <chart:axis chart:dimension="x" chart:name="primary-x" chart:style-name="ch4" chartooo:axis-type="auto">
            <chartooo:date-scale/>
            <chart:categories table:cell-range-address="Sheet1.D2:Sheet1.D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8" chart:label-cell-address="Sheet1.F1:Sheet1.F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18</svg:desc>
                </draw:g>
              </table:table-cell>
              <table:table-cell office:value-type="float" office:value="1.5">
                <text:p>1.5</text:p>
                <draw:g>
                  <svg:desc>Sheet1.F2:Sheet1.F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9019">
                <text:p>1.90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2057">
                <text:p>2.205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4114">
                <text:p>2.41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519">
                <text:p>2.51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5285">
                <text:p>2.52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4399">
                <text:p>2.439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2532">
                <text:p>2.253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684">
                <text:p>1.968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5855">
                <text:p>1.58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045">
                <text:p>1.104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525400000000001">
                <text:p>0.52540000000000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151799999999999">
                <text:p>-0.15179999999999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0.927099999999999">
                <text:p>-0.9270999999999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1.8005">
                <text:p>-1.800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2.772">
                <text:p>-2.77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3.8416">
                <text:p>-3.8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